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δ</mo>
            <mi>J</mi>
            <mrow>
              <mi/>
              <mo stretchy="false">=</mo>
              <mi/>
            </mrow>
            <mi>J</mi>
            <mfenced open="{" close="}">
              <mrow>
                <msub>
                  <mi>y</mi>
                  <mrow>
                    <mtext>d</mtext>
                    <mo stretchy="false">α</mo>
                  </mrow>
                </msub>
                <mrow>
                  <mo stretchy="false">(</mo>
                  <mrow>
                    <mi>x</mi>
                  </mrow>
                  <mo stretchy="false">)</mo>
                </mrow>
              </mrow>
            </mfenced>
            <mrow>
              <mi/>
              <mo stretchy="false">−</mo>
              <mi/>
            </mrow>
            <mi>J</mi>
            <mfenced open="{" close="}">
              <mrow>
                <msub>
                  <mi>y</mi>
                  <mrow>
                    <mn>0</mn>
                  </mrow>
                </msub>
                <mrow>
                  <mo stretchy="false">(</mo>
                  <mrow>
                    <mi>x</mi>
                  </mrow>
                  <mo stretchy="false">)</mo>
                </mrow>
              </mrow>
            </mfenced>
            <mrow>
              <mi/>
              <mo stretchy="false">=</mo>
              <mi/>
            </mrow>
            <msub>
              <mfenced open="(" close=")">
                <mrow>
                  <mfrac>
                    <mrow>
                      <mtext>d</mtext>
                      <mi>J</mi>
                      <mrow>
                        <mo stretchy="false">(</mo>
                        <mrow>
                          <mo stretchy="false">α</mo>
                        </mrow>
                        <mo stretchy="false">)</mo>
                      </mrow>
                    </mrow>
                    <mrow>
                      <mtext>d</mtext>
                      <mo stretchy="false">α</mo>
                    </mrow>
                  </mfrac>
                </mrow>
              </mfenced>
              <mrow>
                <mrow>
                  <mo stretchy="false">α</mo>
                  <mo stretchy="false">=</mo>
                  <mn>0</mn>
                </mrow>
              </mrow>
            </msub>
            <mtext>d</mtext>
            <mo stretchy="false">α</mo>
            <mrow>
              <mi/>
              <mo stretchy="false">=</mo>
              <mi/>
            </mrow>
          </mrow>
        </mtd>
      </mtr>
      <mtr>
        <mtd>
          <mrow>
            <mphantom>
              <mstyle>
                <mrow>
                  <mn>.</mn>
                </mrow>
              </mstyle>
            </mphantom>
            <mrow>
              <mi/>
              <mo stretchy="false">=</mo>
              <mi/>
            </mrow>
            <mrow>
              <munderover>
                <mo stretchy="false">∫</mo>
                <msub>
                  <mi>x</mi>
                  <mn>1</mn>
                </msub>
                <msub>
                  <mi>x</mi>
                  <mn>2</mn>
                </msub>
              </munderover>
              <mtext>d</mtext>
            </mrow>
            <mi>x</mi>
            <mrow>
              <mo stretchy="false">(</mo>
              <mrow>
                <mi>f</mi>
                <mrow>
                  <mo stretchy="false">(</mo>
                  <mrow>
                    <mi>x</mi>
                    <mi>,</mi>
                    <msub>
                      <mi>y</mi>
                      <mrow>
                        <mtext>d</mtext>
                        <mo stretchy="false">α</mo>
                      </mrow>
                    </msub>
                    <mi>,</mi>
                    <mi>y</mi>
                    <msub>
                      <mi>'</mi>
                      <mrow>
                        <mtext>d</mtext>
                        <mo stretchy="false">α</mo>
                      </mrow>
                    </msub>
                  </mrow>
                  <mo stretchy="false">)</mo>
                </mrow>
                <mrow>
                  <mi/>
                  <mo stretchy="false">−</mo>
                  <mi/>
                </mrow>
                <mi>f</mi>
                <mrow>
                  <mo stretchy="false">(</mo>
                  <mrow>
                    <mi>x</mi>
                    <mi>,</mi>
                    <msub>
                      <mi>y</mi>
                      <mrow>
                        <mn>0</mn>
                      </mrow>
                    </msub>
                    <mi>,</mi>
                    <mi>y</mi>
                    <msub>
                      <mi>'</mi>
                      <mrow>
                        <mn>0</mn>
                      </mrow>
                    </msub>
                  </mrow>
                  <mo stretchy="false">)</mo>
                </mrow>
              </mrow>
              <mo stretchy="false">)</mo>
            </mrow>
          </mrow>
        </mtd>
      </mtr>
    </mtable>
    <annotation encoding="StarMath 5.0">%idelta J `=` J left lbrace y_{"d"%ialpha}(x) right rbrace `-` J left lbrace y_{0}(x) right rbrace `=` left ( {"d" J(%ialpha)} over {"d" %ialpha}  right ) _{%ialpha = 0} "d" %ialpha `=` newline
phantom . `=` int from x_1 to x_2 "d" x (f(x,y_{"d"%ialpha},y'_{"d"%ialpha}) `-` f(x,y_{0},y'_{0})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2T17:32:34.961000000</meta:creation-date>
    <meta:generator>LibreOffice/4.1.4.2$Windows_x86 LibreOffice_project/0a0440ccc0227ad9829de5f46be37cfb6edcf72</meta:generator>
  </office:meta>
</office:document-meta>
</file>